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2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2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48in">
              <dc:creator>LS</dc:creator>
              <dc:date>2018-12-10T00:00:00</dc:date>
              <text:p text:style-name="P2"><text:span text:style-name="T1">ParticleRenderer-flow.js:1506:13-19: Array&lt;ParticleBuffer&gt;</text:span></text:p>
              <text:p text:style-name="P2"><text:span text:style-name="T1">ParticleRenderer-flow.js:1510:13-103: Array&lt;ParticleBuffer&gt;</text:span></text:p>
              <text:p text:style-name="P2"><text:span text:style-name="T1">ParticleRenderer-flow.js:1510:23-103: Array&lt;ParticleBuffer&gt;</text:span></text:p>
              <text:p text:style-name="P2"><text:span text:style-name="T1">ParticleRenderer-flow.js:1510:73-103: Array&lt;ParticleBuffer&gt;</text:span></text:p>
              <text:p text:style-name="P2"><text:span text:style-name="T1">ParticleRenderer-flow.js:1540:19-24: ParticleBuffer</text:span></text:p>
              <text:p text:style-name="P2"><text:span text:style-name="T1">ParticleRenderer-flow.js:1540:28-34: Array&lt;ParticleBuffer&gt;</text:span></text:p>
              <text:p text:style-name="P2"><text:span text:style-name="T1">ParticleRenderer-flow.js:1540:28-37: ParticleBuffer</text:span></text:p>
              <text:p text:style-name="P2"><text:span text:style-name="T1">ParticleRenderer-flow.js:1543:13-18: ParticleBuffer</text:span></text:p>
              <text:p text:style-name="P2"><text:span text:style-name="T1">ParticleRenderer-flow.js:1548:17-22: ParticleBuffer</text:span></text:p>
              <text:p text:style-name="P2"><text:span text:style-name="T1">ParticleRenderer-flow.js:1553:13-18: ParticleBuffer</text:span></text:p>
              <text:p text:style-name="P2"><text:span text:style-name="T1">ParticleRenderer-flow.js:1572:15-21: Array&lt;ParticleBuffer&gt;</text:span></text:p>
              <text:p text:style-name="P2"><text:span text:style-name="T1">ParticleRenderer-flow.js:1572:25-26: Array&lt;ParticleBuffer&gt;</text:span></text:p>
              <text:p text:style-name="P2"><text:span text:style-name="T1">ParticleRenderer-flow.js:1579:13-19: Array&lt;ParticleBuffer&gt;</text:span></text:p>
              <text:p text:style-name="P2"><text:span text:style-name="T1">ParticleRenderer-flow.js:1579:26-97: ParticleBuffer</text:span></text:p>
              <text:p text:style-name="P2"><text:span text:style-name="T1">ParticleRenderer-flow.js:1579:30-43: [class: ParticleBuffer]</text:span></text:p>
              <text:p text:style-name="P2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1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09in">
              <dc:creator>LS</dc:creator>
              <dc:date>2018-12-10T00:00:00</dc:date>
              <text:p text:style-name="P1">ParticleRenderer-flow.js:1418:9-38: Matrix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09in">
              <dc:creator>LS</dc:creator>
              <dc:date>2018-12-10T00:00:00</dc:date>
              <text:p text:style-name="P1">ParticleRenderer-flow.js:1418:27-38: Matrix</text:p>
              <text:p text:style-name="P1">ParticleRenderer-flow.js:1418:31-36: [class: Matrix]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30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ParticleRenderer-flow.js:1797:1-13: [class: WebGLRenderer]</text:p>
            </office:annotation>
            <text:p>1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6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8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9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0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4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1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2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3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4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6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12/10/2018</text:date>, <text:time>14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0T14:20:00</dc:date>
    <dc:creator>Leonardo Silva</dc:creator>
    <meta:editing-duration>P2DT18H18M32S</meta:editing-duration>
    <meta:editing-cycles>255</meta:editing-cycles>
    <meta:generator>OpenOffice/4.1.5$Unix OpenOffice.org_project/415m1$Build-9789</meta:generator>
    <meta:document-statistic meta:table-count="73" meta:cell-count="1014" meta:object-count="0"/>
  </office:meta>
</office:document-meta>
</file>